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195a8" officeooo:paragraph-rsid="001195a8"/>
    </style:style>
    <style:style style:name="P2" style:family="paragraph" style:parent-style-name="Standard">
      <style:text-properties officeooo:rsid="00137de9" officeooo:paragraph-rsid="00137de9"/>
    </style:style>
    <style:style style:name="P3" style:family="paragraph" style:parent-style-name="Standard">
      <style:text-properties officeooo:rsid="00137de9" officeooo:paragraph-rsid="00137de9"/>
    </style:style>
    <style:style style:name="P4" style:family="paragraph" style:parent-style-name="Standard">
      <style:text-properties officeooo:rsid="00168b7e" officeooo:paragraph-rsid="00168b7e"/>
    </style:style>
    <style:style style:name="P5" style:family="paragraph" style:parent-style-name="Standard">
      <style:text-properties officeooo:rsid="0016dcca" officeooo:paragraph-rsid="0016dcca"/>
    </style:style>
    <style:style style:name="T1" style:family="text">
      <style:text-properties fo:font-weight="bold" style:font-weight-asian="bold" style:font-weight-complex="bold"/>
    </style:style>
    <style:style style:name="T2" style:family="text">
      <style:text-properties officeooo:rsid="001195a8"/>
    </style:style>
    <style:style style:name="T3" style:family="text">
      <style:text-properties officeooo:rsid="0016dcca"/>
    </style:style>
    <style:style style:name="T4" style:family="text">
      <style:text-properties officeooo:rsid="0017f8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uestra página tendrá una página al iniciarla donde se elegirá si se quiere hacer login o registro.</text:p>
      <text:p text:style-name="P4"/>
      <text:p text:style-name="P4">(mockup <text:span text:style-name="T3">elegir</text:span>)</text:p>
      <text:p text:style-name="P4"/>
      <text:p text:style-name="P4">En el registro tendremos que rellenar y validar los campos de nick (que será único), contraseña, confirmar la contraseña, edad, sexo y email. Una vez rellenado tendremos la opción de crear el usuario y a parte tendremos otro botón <text:span text:style-name="T3">para eliminar el ultimo usuario registrado. Cada validación tendrá su correspondiente mensaje de error y el boton de registro solo estará disponible cuando todas las validaciones sean correctas. Los usuarios se guardarán en un JSON.</text:span></text:p>
      <text:p text:style-name="P4"/>
      <text:p text:style-name="P5">(mockup registro)</text:p>
      <text:p text:style-name="P5"/>
      <text:p text:style-name="P5">El login tendrá un input de nick y otro de contraseña. Si los dos campos no son iguales a los guardados de algun usuario registrado se devolverá el mensaje de error</text:p>
      <text:p text:style-name="P5"/>
      <text:p text:style-name="P5">(mockup login)</text:p>
      <text:p text:style-name="P5"/>
      <text:p text:style-name="P5">Al iniciar sesión o registrarnos llegaremos a la página principal. Esta tendrá un input en la parte de arriba donde podremos crear tareas que tengan un título y una descripcion opcional que se guardarán en el usuario con el que estemos logados. Una vez creadas las tareas se asignaran a una caja de “tareas pendientes” que tendrá a su lado otras dos cajas de “tareas en curso” y “tareas finalizadas”. Las tareas se podrán mover libremente por las tres cajas y al poner una tarea en la caja de “finalizada” <text:span text:style-name="T4">se habilitará</text:span> un botón para darnos la posibilidad de eliminar la tarea. Tambien habrá una opción en la parte superior derecha que será un selector de tema, que cambiará los diferentes colores de la página. Este tema se guardará para el usuario que tengamos logados en el LocalStorage.</text:p>
      <text:p text:style-name="P5"/>
      <text:p text:style-name="P5">(mockup mai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2T11:53:45.574797361</meta:creation-date>
    <meta:editing-duration>PT31M41S</meta:editing-duration>
    <meta:editing-cycles>5</meta:editing-cycles>
    <meta:generator>LibreOffice/7.0.4.2$Linux_X86_64 LibreOffice_project/00$Build-2</meta:generator>
    <dc:date>2022-03-24T13:16:15.075396451</dc:date>
    <meta:document-statistic meta:table-count="0" meta:image-count="0" meta:object-count="0" meta:page-count="1" meta:paragraph-count="8" meta:word-count="268" meta:character-count="1575" meta:non-whitespace-character-count="1315"/>
  </office:meta>
</office:document-meta>
</file>